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ARDON BY JESUS (19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ARDON BY JESUS (19:1-10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Zacchaeus the sinner (19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Zacchaeus the seeker (19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Zacchaeus the seeker (19:3-4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source of his problem (19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solution to his problem (19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ARDON BY JESUS (19:1-10):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Zacchaeus the sinner (19:1-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Zacchaeus the seeker (19:3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Zacchaeus the sought (19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Zacchaeus the sought (19:5-7):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aviour's request (19: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tax collector's response (19: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rowd's reaction (19: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ARDON BY JESUS (19:1-10):<text:s text:c="1"/></text:span><text:span text:style-name="a560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Zacchaeus the sinner (19:1-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Zacchaeus the seeker (19:3-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acchaeus the sought (19:5-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Zacchaeus the saved (19:8-10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-title-Title-Slide" presentation:presentation-page-layout-name="Master1-PPL1" draw:id="Slide-262">
        <draw:frame draw:id="id102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Zacchaeus the saved (19:8-10)<text:s text:c="1"/></text:span><text:span text:style-name="a581" text:class-names=""/></text:p>
          </draw:text-box>
          <svg:title/>
          <svg:desc/>
        </draw:frame>
        <draw:frame draw:id="id103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As witnessed by his testimony (19:8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s witnessed by his testimony (19:8)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will give half of his wealth to the poor (19:8a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will restore fourfold any money to any person he has cheated (19:8b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Zacchaeus the saved (19:8-10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s witnessed by his testimony (19: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s witnessed by Jesus' testimony (19:9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ARDON BY JESUS (19:1-10):<text:s text:c="1"/></text:span><text:span text:style-name="a621" text:class-names=""/></text:p>
          </draw:text-box>
          <svg:title/>
          <svg:desc/>
        </draw:frame>
        <draw:frame draw:id="id109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Zacchaeus the sinner (19:1-2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Zacchaeus the seeker (19:3-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Zacchaeus the sought (19:5-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Zacchaeus the saved (19: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1" draw:style-name="a640" draw:master-page-name="Master1-Layout12-tx-Title-and-Text" presentation:presentation-page-layout-name="Master1-PPL12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LUKE 19</text:span><text:span text:style-name="a642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E PARDON BY JESUS (19:1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PARABLE OF JESUS (19:11-2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-title-Title-Slide" presentation:presentation-page-layout-name="Master1-PPL1" draw:id="Slide-267">
        <draw:frame draw:id="id112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E PARABLE OF JESUS (19:11-27):<text:s text:c="1"/></text:span><text:span text:style-name="a657" text:class-names=""/></text:p>
          </draw:text-box>
          <svg:title/>
          <svg:desc/>
        </draw:frame>
        <draw:frame draw:id="id113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assignment to the servants (19:12-14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assignment to the servants (19:12-14)<text:s text:c="1"/></text:span><text:span text:style-name="a667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Why the nobleman is leaving (19: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What the nobleman is leaving (19:1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ow the people feel (19: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PARABLE OF JESUS (19:11-27):<text:s text:c="1"/></text:span><text:span text:style-name="a685" text:class-names=""/></text:p>
          </draw:text-box>
          <svg:title/>
          <svg:desc/>
        </draw:frame>
        <draw:frame draw:id="id117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assignment to the servants (19:12-1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accounting from the servants (19:15-2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5" draw:style-name="a698" draw:master-page-name="Master1-Layout1-title-Title-Slide" presentation:presentation-page-layout-name="Master1-PPL1" draw:id="Slide-270">
        <draw:frame draw:id="id118" presentation:style-name="a702" draw:name="Title 1" svg:x="1.38in" svg:y="0.83in" svg:width="10.3in" svg:height="4.42in" presentation:class="title" presentation:placeholder="false">
          <draw:text-box>
            <text:p text:style-name="a701" text:class-names="" text:cond-style-name=""><text:span text:style-name="a699" text:class-names=""><text:s text:c="1"/>The accounting from the servants (19:15-27):<text:s text:c="1"/></text:span><text:span text:style-name="a700" text:class-names=""/></text:p>
          </draw:text-box>
          <svg:title/>
          <svg:desc/>
        </draw:frame>
        <draw:frame draw:id="id119" presentation:style-name="a707" draw:name="Subtitle 2" svg:x="1.38in" svg:y="5.25in" svg:width="10.3in" svg:height="1.85in" presentation:class="subtitle" presentation:placeholder="false">
          <draw:text-box>
            <text:p text:style-name="a704" text:class-names="" text:cond-style-name=""><text:span text:style-name="a703" text:class-names=""><text:s text:c="1"/>First servant (19:15-17)<text:s text:c="1"/></text:span></text:p>
            <text:p text:style-name="a706" text:class-names="" text:cond-style-name=""><text:span text:style-name="a705" text:class-names=""/></text:p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irst servant (19:15-17)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port (19:1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ward (19:1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ccounting from the servants (19:15-27):<text:s text:c="1"/></text:span><text:span text:style-name="a725" text:class-names=""/></text:p>
          </draw:text-box>
          <svg:title/>
          <svg:desc/>
        </draw:frame>
        <draw:frame draw:id="id123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irst servant (19:15-1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Second servant (19:18-19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8" draw:style-name="a738" draw:master-page-name="Master1-Layout12-tx-Title-and-Text" presentation:presentation-page-layout-name="Master1-PPL12" draw:id="Slide-273">
        <draw:frame draw:id="id124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Second servant (19:18-19)<text:s text:c="1"/></text:span><text:span text:style-name="a740" text:class-names=""/></text:p>
          </draw:text-box>
          <svg:title/>
          <svg:desc/>
        </draw:frame>
        <draw:frame draw:id="id125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His report (19:1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is reward (19: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9" draw:style-name="a753" draw:master-page-name="Master1-Layout12-tx-Title-and-Text" presentation:presentation-page-layout-name="Master1-PPL12" draw:id="Slide-274">
        <draw:frame draw:id="id126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accounting from the servants (19:15-27):<text:s text:c="1"/></text:span><text:span text:style-name="a755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First servant (19:15-1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Second servant (19:18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ird servant (19:20-2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<text:s text:c="1"/>Third servant (19:20-27)<text:s text:c="1"/></text:span><text:span text:style-name="a773" text:class-names=""/></text:p>
          </draw:text-box>
          <svg:title/>
          <svg:desc/>
        </draw:frame>
        <draw:frame draw:id="id129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is report (19:20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is rebuke (19:22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 accounting from the servants (19:15-27):<text:s text:c="1"/></text:span><text:span text:style-name="a788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First servant (19:15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Second servant (19:18-1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ird servant (19:20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PARABLE OF JESUS (19:11-27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assignment to the servants (19:12-1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accounting from the servants (19:15-2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9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PARDON BY JESUS (19:1-1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PARABLE OF JESUS (19:11-2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PARADE FOR JESUS (19:28-40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preparation (19:28-3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The preparation (19:28-34)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men (19:28-29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mission (19:30-3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mission (19:30-34)<text:s text:c="1"/></text:span><text:span text:style-name="a857" text:class-names=""/></text:p>
          </draw:text-box>
          <svg:title/>
          <svg:desc/>
        </draw:frame>
        <draw:frame draw:id="id139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ir orders (19:30-31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obedience (19:32-3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0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reparation (19:28-34)<text:s text:c="1"/></text:span><text:span text:style-name="a872" text:class-names=""/></text:p>
          </draw:text-box>
          <svg:title/>
          <svg:desc/>
        </draw:frame>
        <draw:frame draw:id="id141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The men (19:28-29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The mission (19:30-3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7" draw:style-name="a885" draw:master-page-name="Master1-Layout12-tx-Title-and-Text" presentation:presentation-page-layout-name="Master1-PPL12" draw:id="Slide-282">
        <draw:frame draw:id="id142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LUKE 19</text:span><text:span text:style-name="a887" text:class-names=""/></text:p>
          </draw:text-box>
          <svg:title/>
          <svg:desc/>
        </draw:frame>
        <draw:frame draw:id="id143" presentation:style-name="a908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ARDON BY JESUS (19:1-1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ARABLE OF JESUS (19:11-27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ARADE FOR JESUS (19:28-40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preparation (19:28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celebration (19:35-38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8" draw:style-name="a909" draw:master-page-name="Master1-Layout12-tx-Title-and-Text" presentation:presentation-page-layout-name="Master1-PPL12" draw:id="Slide-283">
        <draw:frame draw:id="id144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The celebration (19:35-38)<text:s text:c="1"/></text:span><text:span text:style-name="a911" text:class-names=""/></text:p>
          </draw:text-box>
          <svg:title/>
          <svg:desc/>
        </draw:frame>
        <draw:frame draw:id="id145" presentation:style-name="a923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crowds prepare his path (19:35-36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rowds proclaim his praise (19:37-38).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6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LUKE 19</text:span><text:span text:style-name="a926" text:class-names=""/></text:p>
          </draw:text-box>
          <svg:title/>
          <svg:desc/>
        </draw:frame>
        <draw:frame draw:id="id147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THE PARDON BY JESUS (19:1-10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PARABLE OF JESUS (19:11-2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PARADE FOR JESUS (19:28-4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preparation (19:28-34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elebration (19:35-38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denunciation (19:39-4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0" draw:style-name="a951" draw:master-page-name="Master1-Layout12-tx-Title-and-Text" presentation:presentation-page-layout-name="Master1-PPL12" draw:id="Slide-285">
        <draw:frame draw:id="id148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The denunciation (19:39-40)<text:s text:c="1"/></text:span><text:span text:style-name="a953" text:class-names=""/></text:p>
          </draw:text-box>
          <svg:title/>
          <svg:desc/>
        </draw:frame>
        <draw:frame draw:id="id149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Pharisee's rebuke (19:39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Saviour's reply (19:40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1" draw:style-name="a966" draw:master-page-name="Master1-Layout13-twoColTx-Title-and-2-Column-Text" presentation:presentation-page-layout-name="Master1-PPL13" draw:id="Slide-286">
        <draw:frame draw:id="id150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LUKE 19</text:span><text:span text:style-name="a968" text:class-names=""/></text:p>
          </draw:text-box>
          <svg:title/>
          <svg:desc/>
        </draw:frame>
        <draw:frame draw:id="id151" presentation:style-name="a983" draw:name="Text Placeholder 2" svg:x="1.38021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THE PARDON BY JESUS (19:1-10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PARABLE OF JESUS (19:11-27):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PARADE FOR JESUS (19:28-40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52" presentation:style-name="a999" draw:name="Text Placeholder 3" svg:x="6.16319in" svg:y="2in" svg:width="4.61632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The preparation (19:28-34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The celebration (19:35-38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he denunciation (19:39-4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HE PROPHECY OF JESUS (19:41-44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2" draw:style-name="a1000" draw:master-page-name="Master1-Layout12-tx-Title-and-Text" presentation:presentation-page-layout-name="Master1-PPL12" draw:id="Slide-287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PROPHECY OF JESUS (19:41-44)<text:s text:c="1"/></text:span><text:span text:style-name="a1002" text:class-names=""/></text:p>
          </draw:text-box>
          <svg:title/>
          <svg:desc/>
        </draw:frame>
        <draw:frame draw:id="id154" presentation:style-name="a1014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His pain (19:41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prediction (19:42-4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3" draw:style-name="a1015" draw:master-page-name="Master1-Layout13-twoColTx-Title-and-2-Column-Text" presentation:presentation-page-layout-name="Master1-PPL13" draw:id="Slide-288">
        <draw:frame draw:id="id155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9</text:span><text:span text:style-name="a1017" text:class-names=""/></text:p>
          </draw:text-box>
          <svg:title/>
          <svg:desc/>
        </draw:frame>
        <draw:frame draw:id="id156" presentation:style-name="a1035" draw:name="Text Placeholder 2" svg:x="1.38021in" svg:y="2in" svg:width="4.61632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ARDON BY JESUS (19:1-10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PARABLE OF JESUS (19:11-27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PARADE FOR JESUS (19:28-40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reparation (19:28-3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157" presentation:style-name="a1051" draw:name="Text Placeholder 3" svg:x="6.16319in" svg:y="2in" svg:width="4.61632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The celebration (19:35-38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he denunciation (19:39-4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HE PROPHECY OF JESUS (19:41-44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HE PURIFICATION BY JESUS (19:45-46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34" draw:style-name="a1052" draw:master-page-name="Master1-Layout12-tx-Title-and-Text" presentation:presentation-page-layout-name="Master1-PPL12" draw:id="Slide-289">
        <draw:frame draw:id="id158" presentation:style-name="a1056" draw:name="Title 1" svg:x="1.38in" svg:y="0.4in" svg:width="10.6in" svg:height="1.44965in" presentation:class="title" presentation:placeholder="false">
          <draw:text-box>
            <text:p text:style-name="a1055" text:class-names="" text:cond-style-name=""><text:span text:style-name="a1053" text:class-names="">THE PURIFICATION BY JESUS (19:45-46)<text:s text:c="1"/></text:span><text:span text:style-name="a1054" text:class-names=""/></text:p>
          </draw:text-box>
          <svg:title/>
          <svg:desc/>
        </draw:frame>
        <draw:frame draw:id="id159" presentation:style-name="a1066" draw:name="Text Placeholder 2" svg:x="1.38in" svg:y="2in" svg:width="9.4in" svg:height="4.75868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<text:s text:c="1"/>What he does (19:45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Why he does it (19:46):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35" draw:style-name="a1067" draw:master-page-name="Master1-Layout13-twoColTx-Title-and-2-Column-Text" presentation:presentation-page-layout-name="Master1-PPL13" draw:id="Slide-290">
        <draw:frame draw:id="id160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LUKE 19</text:span><text:span text:style-name="a1069" text:class-names=""/></text:p>
          </draw:text-box>
          <svg:title/>
          <svg:desc/>
        </draw:frame>
        <draw:frame draw:id="id161" presentation:style-name="a1087" draw:name="Text Placeholder 2" svg:x="1.38021in" svg:y="2in" svg:width="4.61632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PARDON BY JESUS (19:1-10):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PARABLE OF JESUS (19:11-27):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PARADE FOR JESUS (19:28-40):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The preparation (19:28-34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62" presentation:style-name="a1106" draw:name="Text Placeholder 3" svg:x="6.16319in" svg:y="2in" svg:width="4.61632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The celebration (19:35-38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denunciation (19:39-40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PROPHECY OF JESUS (19:41-44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HE PURIFICATION BY JESUS (19:45-4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THE PLOT AGAINST JESUS (19:47-4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9</dc:title>
    <meta:initial-creator>David STRICKLAND</meta:initial-creator>
    <dc:creator>David STRICKLAND</dc:creator>
    <meta:creation-date>2020-02-22T19:29:57Z</meta:creation-date>
    <dc:date>2020-02-22T19:29:57Z</dc:date>
    <meta:template xlink:href="BibleStudy" xlink:type="simple"/>
    <meta:editing-cycles>1</meta:editing-cycles>
    <meta:editing-duration>PT0S</meta:editing-duration>
    <meta:document-statistic meta:paragraph-count="137" meta:word-count="914"/>
  </office:meta>
</office:document-meta>
</file>